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7cm"/>
    </style:style>
    <style:style style:name="co3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03cm" svg:height="9.006cm" svg:x="0.719cm" svg:y="6.145cm">
            <draw:object draw:notify-on-update-of-ranges="Hoja1.A2:Hoja1.A9 Hoja1.B2:Hoja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pxl2_cen</text:p>
          </table:table-cell>
          <table:table-cell office:value-type="string" calcext:value-type="string">
            <text:p>24MHz cen, margin 16</text:p>
          </table:table-cell>
          <table:table-cell office:value-type="string" calcext:value-type="string">
            <text:p>24 MHz cen, margin 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5:43:20.139303845</meta:creation-date>
    <dc:date>2023-10-10T16:30:43.245545350</dc:date>
    <meta:editing-duration>PT37M12S</meta:editing-duration>
    <meta:editing-cycles>2</meta:editing-cycles>
    <meta:generator>LibreOffice/6.4.7.2$Linux_X86_64 LibreOffice_project/4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2.967cm" svg:y="4.204cm" style:legend-expansion="high" chart:style-name="ch2"/>
        <chart:plot-area chart:style-name="ch3" table:cell-range-address="Hoja1.A2:Hoja1.B9" svg:x="0.32cm" svg:y="0.18cm" svg:width="12.327cm" svg:height="8.647cm">
          <chartooo:coordinate-region svg:x="1.127cm" svg:y="0.379cm" svg:width="11.334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9" chart:class="chart:scatter">
            <chart:domain table:cell-range-address="Hoja1.A2:Hoja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Hoja1.A2:Hoja1.A9</svg:desc>
                </draw:g>
              </table:table-cell>
              <table:table-cell office:value-type="float" office:value="0">
                <text:p>0</text:p>
                <draw:g>
                  <svg:desc>Hoja1.B2:Hoja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64">
                <text:p>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